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>
      <style:text-properties officeooo:paragraph-rsid="000f5855"/>
    </style:style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2" style:family="paragraph" style:parent-style-name="Text_20_body" style:list-style-name="L2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3" style:family="paragraph" style:parent-style-name="Text_20_body" style:list-style-name="L2">
      <style:paragraph-properties fo:margin-top="0in" fo:margin-bottom="0in" loext:contextual-spacing="false"/>
      <style:text-properties fo:font-weight="normal" officeooo:paragraph-rsid="000f5855" style:font-weight-asian="normal" style:font-weight-complex="normal"/>
    </style:style>
    <style:style style:name="P14" style:family="paragraph" style:parent-style-name="Text_20_body" style:list-style-name="L3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5" style:family="paragraph" style:parent-style-name="Text_20_body" style:list-style-name="L4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6" style:family="paragraph" style:parent-style-name="Text_20_body" style:list-style-name="L5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7" style:family="paragraph" style:parent-style-name="Text_20_body" style:list-style-name="L6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8" style:family="paragraph" style:parent-style-name="Text_20_body" style:list-style-name="L7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9" style:family="paragraph" style:parent-style-name="Text_20_body" style:list-style-name="L7">
      <style:paragraph-properties fo:margin-top="0in" fo:margin-bottom="0in" loext:contextual-spacing="false"/>
      <style:text-properties fo:font-weight="normal" officeooo:paragraph-rsid="000f5855" style:font-weight-asian="normal" style:font-weight-complex="normal"/>
    </style:style>
    <style:style style:name="P20" style:family="paragraph" style:parent-style-name="Text_20_body" style:list-style-name="L8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1" style:family="paragraph" style:parent-style-name="Text_20_body" style:list-style-name="L9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2" style:family="paragraph" style:parent-style-name="Text_20_body" style:list-style-name="L9">
      <style:paragraph-properties fo:margin-top="0in" fo:margin-bottom="0in" loext:contextual-spacing="false"/>
      <style:text-properties fo:font-weight="normal" officeooo:paragraph-rsid="000f5855" style:font-weight-asian="normal" style:font-weight-complex="normal"/>
    </style:style>
    <style:style style:name="P23" style:family="paragraph" style:parent-style-name="Text_20_body" style:list-style-name="L10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4" style:family="paragraph" style:parent-style-name="Standard">
      <style:text-properties officeooo:paragraph-rsid="000c6a97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text-properties fo:font-weight="normal" officeooo:rsid="000c6a97" officeooo:paragraph-rsid="000c6a97" style:font-weight-asian="normal" style:font-weight-complex="normal"/>
    </style:style>
    <style:style style:name="P27" style:family="paragraph" style:parent-style-name="Standard">
      <style:text-properties fo:font-weight="normal" officeooo:paragraph-rsid="000c6a97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1ce27e" officeooo:paragraph-rsid="000c6a97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paragraph-rsid="000c6a97" style:font-size-asian="16pt" style:font-weight-asian="bold" style:font-size-complex="16pt" style:font-weight-complex="bold"/>
    </style:style>
    <style:style style:name="T1" style:family="text">
      <style:text-properties officeooo:rsid="000c6a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6a9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6a97" style:font-weight-asian="normal" style:font-weight-complex="normal"/>
    </style:style>
    <style:style style:name="T6" style:family="text">
      <style:text-properties fo:font-weight="normal" officeooo:rsid="000f5855" style:font-weight-asian="normal" style:font-weight-complex="normal"/>
    </style:style>
    <style:style style:name="T7" style:family="text">
      <style:text-properties officeooo:rsid="000276fa"/>
    </style:style>
    <style:style style:name="T8" style:family="text">
      <style:text-properties officeooo:rsid="00090b8d"/>
    </style:style>
    <style:style style:name="T9" style:family="text">
      <style:text-properties officeooo:rsid="001ce27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4"/>
      <text:p text:style-name="P28">Week 1<text:span text:style-name="T7">6</text:span> day <text:span text:style-name="T1">5</text:span></text:p>
      <text:p text:style-name="P29"><text:span text:style-name="T9">MCQ Quiz</text:span></text:p>
      <text:p text:style-name="P27"/>
      <text:p text:style-name="Standard"/>
      <text:p text:style-name="P25"/>
      <text:p text:style-name="P24"><text:span text:style-name="T5">1. </text:span><text:span text:style-name="Strong_20_Emphasis"><text:span text:style-name="T4">What does "embedded test" refer to in the context of IJTAG?</text:span></text:span></text:p>
      <text:list xml:id="list2154885564" text:style-name="L1">
        <text:list-header>
          <text:p text:style-name="P11">A) Testing only during manufacturing</text:p>
          <text:p text:style-name="P11">B) Continuous testing during operation</text:p>
          <text:p text:style-name="P11">C) Testing of external components</text:p>
          <text:p text:style-name="P1"><text:span text:style-name="T4">D) Manual testing procedures<text:line-break/></text:span><text:span text:style-name="Strong_20_Emphasis"><text:span text:style-name="T4">Answer:</text:span></text:span><text:span text:style-name="T4"> B</text:span></text:p>
        </text:list-header>
      </text:list>
      <text:p text:style-name="P24"><text:span text:style-name="T5">2. </text:span><text:span text:style-name="Strong_20_Emphasis"><text:span text:style-name="T4">How does IJTAG support safety-critical applications?</text:span></text:span></text:p>
      <text:list xml:id="list2931836368" text:style-name="L2">
        <text:list-header>
          <text:p text:style-name="P12">A) By providing random testing</text:p>
          <text:p text:style-name="P13">B) By simplifying the design process</text:p>
          <text:p text:style-name="P13">C) By ensuring thorough testing and monitoring</text:p>
          <text:p text:style-name="P2"><text:span text:style-name="T4">D) By eliminating test points<text:line-break/></text:span><text:span text:style-name="Strong_20_Emphasis"><text:span text:style-name="T4">Answer:</text:span></text:span><text:span text:style-name="T4"> </text:span><text:span text:style-name="T6">C</text:span></text:p>
        </text:list-header>
      </text:list>
      <text:p text:style-name="P24"><text:span text:style-name="T5">3. </text:span><text:span text:style-name="Strong_20_Emphasis"><text:span text:style-name="T4">What is the significance of "data integrity" in IJTAG?</text:span></text:span></text:p>
      <text:list xml:id="list2768898473" text:style-name="L3">
        <text:list-header>
          <text:p text:style-name="P14">A) It reduces power consumption.</text:p>
          <text:p text:style-name="P14">B) It ensures accurate test results.</text:p>
          <text:p text:style-name="P14">C) It limits access to critical areas.</text:p>
          <text:p text:style-name="P3"><text:span text:style-name="T4">D) It simplifies test procedures.<text:line-break/></text:span><text:span text:style-name="Strong_20_Emphasis"><text:span text:style-name="T4">Answer:</text:span></text:span><text:span text:style-name="T4"> B</text:span></text:p>
        </text:list-header>
      </text:list>
      <text:p text:style-name="P24"><text:span text:style-name="T5">4. </text:span><text:span text:style-name="Strong_20_Emphasis"><text:span text:style-name="T4">What does "test flexibility" in IJTAG allow for?</text:span></text:span></text:p>
      <text:list xml:id="list1134544643" text:style-name="L4">
        <text:list-header>
          <text:p text:style-name="P15">A) Fixed test sequences</text:p>
          <text:p text:style-name="P15">B) Dynamic reconfiguration during testing</text:p>
          <text:p text:style-name="P15">C) Limited access to internal nodes</text:p>
          <text:p text:style-name="P4"><text:span text:style-name="T4">D) Reduced testing options<text:line-break/></text:span><text:span text:style-name="Strong_20_Emphasis"><text:span text:style-name="T4">Answer:</text:span></text:span><text:span text:style-name="T4"> B</text:span></text:p>
        </text:list-header>
      </text:list>
      <text:p text:style-name="P24"><text:span text:style-name="T5">5. </text:span><text:span text:style-name="Strong_20_Emphasis"><text:span text:style-name="T4">What is the purpose of "test data compression" in IJTAG?</text:span></text:span></text:p>
      <text:list xml:id="list4223846147" text:style-name="L5">
        <text:list-header>
          <text:p text:style-name="P16">A) To reduce power consumption</text:p>
          <text:p text:style-name="P16">B) To increase the size of test data</text:p>
          <text:p text:style-name="P16">C) To minimize data transfer and storage needs</text:p>
          <text:p text:style-name="P5"><text:span text:style-name="T4">D) To simplify test design<text:line-break/></text:span><text:span text:style-name="Strong_20_Emphasis"><text:span text:style-name="T4">Answer:</text:span></text:span><text:span text:style-name="T4"> C</text:span></text:p>
        </text:list-header>
      </text:list>
      <text:p text:style-name="P24"><text:span text:style-name="T5">6. </text:span><text:span text:style-name="Strong_20_Emphasis"><text:span text:style-name="T4">How does IJTAG facilitate system diagnostics?</text:span></text:span></text:p>
      <text:list xml:id="list260201394" text:style-name="L6">
        <text:list-header>
          <text:p text:style-name="P17">A) By increasing test complexity</text:p>
          <text:p text:style-name="P17">B) By providing detailed status information</text:p>
          <text:p text:style-name="P17"><text:soft-page-break/>C) By limiting access to test data</text:p>
          <text:p text:style-name="P6"><text:span text:style-name="T4">D) By using static testing only<text:line-break/></text:span><text:span text:style-name="Strong_20_Emphasis"><text:span text:style-name="T4">Answer:</text:span></text:span><text:span text:style-name="T4"> B</text:span></text:p>
        </text:list-header>
      </text:list>
      <text:p text:style-name="P24"><text:span text:style-name="T5">7. </text:span><text:span text:style-name="Strong_20_Emphasis"><text:span text:style-name="T4">What does the term "fault tolerance" refer to in IJTAG?</text:span></text:span></text:p>
      <text:list xml:id="list770958084" text:style-name="L7">
        <text:list-header>
          <text:p text:style-name="P19">A) The capacity to detect and handle errors</text:p>
          <text:p text:style-name="P19">B) The ability to ignore faults</text:p>
          <text:p text:style-name="P18">C) The process of eliminating all faults</text:p>
          <text:p text:style-name="P7"><text:span text:style-name="T4">D) The limitation of testing to a single mode<text:line-break/></text:span><text:span text:style-name="Strong_20_Emphasis"><text:span text:style-name="T4">Answer:</text:span></text:span><text:span text:style-name="T4"> </text:span><text:span text:style-name="T6">A</text:span></text:p>
        </text:list-header>
      </text:list>
      <text:p text:style-name="P24"><text:span text:style-name="T5">8. </text:span><text:span text:style-name="Strong_20_Emphasis"><text:span text:style-name="T4">How can IJTAG support multiple testing methodologies?</text:span></text:span></text:p>
      <text:list xml:id="list2147549760" text:style-name="L8">
        <text:list-header>
          <text:p text:style-name="P20">A) By restricting test access</text:p>
          <text:p text:style-name="P20">B) By providing flexible test access mechanisms</text:p>
          <text:p text:style-name="P20">C) By using a single test method</text:p>
          <text:p text:style-name="P8"><text:span text:style-name="T4">D) By eliminating testing options<text:line-break/></text:span><text:span text:style-name="Strong_20_Emphasis"><text:span text:style-name="T4">Answer:</text:span></text:span><text:span text:style-name="T4"> B</text:span></text:p>
        </text:list-header>
      </text:list>
      <text:p text:style-name="P24"><text:span text:style-name="T5">9. </text:span><text:span text:style-name="Strong_20_Emphasis"><text:span text:style-name="T4">What is a "test result analysis" in the context of IJTAG?</text:span></text:span></text:p>
      <text:list xml:id="list4271721998" text:style-name="L9">
        <text:list-header>
          <text:p text:style-name="P21">A) The process of storing test data</text:p>
          <text:p text:style-name="P22">B) <text:s/>The generation of random test patterns</text:p>
          <text:p text:style-name="P21">C) The configuration of test sequences</text:p>
          <text:p text:style-name="P9"><text:span text:style-name="T4">D) The evaluation of test outcomes for debugging<text:line-break/></text:span><text:span text:style-name="Strong_20_Emphasis"><text:span text:style-name="T4">Answer:</text:span></text:span><text:span text:style-name="T4"> </text:span><text:span text:style-name="T6">D</text:span></text:p>
        </text:list-header>
      </text:list>
      <text:p text:style-name="P24"><text:span text:style-name="T5">10. </text:span><text:span text:style-name="Strong_20_Emphasis"><text:span text:style-name="T4">What does "real-time diagnostics" refer to in IJTAG?</text:span></text:span></text:p>
      <text:list xml:id="list2570096856" text:style-name="L10">
        <text:list-header>
          <text:p text:style-name="P23">A) Testing only after system failure</text:p>
          <text:p text:style-name="P23">B) Continuous monitoring and testing during operation</text:p>
          <text:p text:style-name="P23">C) Static testing methods</text:p>
          <text:p text:style-name="P10"><text:span text:style-name="T4">D) Manual debugging procedures<text:line-break/></text:span><text:span text:style-name="Strong_20_Emphasis"><text:span text:style-name="T4">Answer:</text:span></text:span><text:span text:style-name="T4"> B</text:span></text:p>
        </text:list-header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0T10:46:48.152925775</meta:creation-date>
    <dc:date>2024-10-10T11:00:21.021846927</dc:date>
    <meta:editing-duration>PT13M33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2" meta:paragraph-count="52" meta:word-count="399" meta:character-count="2148" meta:non-whitespace-character-count="1840"/>
  </office:meta>
</office:document-meta>
</file>